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356c44cc-00ca-11e0-9240-9827c3e12fc8"/>
  <manifest:file-entry manifest:media-type="image/jpeg" manifest:full-path="Pictures/7b3cec36-00ca-11e0-9240-9827c3e12fc8"/>
  <manifest:file-entry manifest:media-type="image/jpeg" manifest:full-path="Pictures/157a271a-00ca-11e0-9240-9827c3e12fc8"/>
  <manifest:file-entry manifest:media-type="image/jpeg" manifest:full-path="Pictures/493c2c56-00ca-11e0-9240-9827c3e12fc8"/>
  <manifest:file-entry manifest:media-type="image/jpeg" manifest:full-path="Pictures/e7eead84-00c9-11e0-9240-9827c3e12fc8"/>
  <manifest:file-entry manifest:media-type="image/jpeg" manifest:full-path="Pictures/1"/>
  <manifest:file-entry manifest:media-type="image/jpeg" manifest:full-path="Pictures/568e3b6a-00ca-11e0-9240-9827c3e12fc8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name="T1" style:family="text">
      <style:text-properties fo:font-weight="bold"/>
    </style:style>
    <style:style style:name="T2" style:family="text">
      <style:text-properties fo:color="#000000" style:font-name="Times New Roman" fo:font-size="12pt" fo:language="pl" fo:country="PL" fo:font-weight="normal"/>
    </style:style>
    <style:style style:name="T3" style:family="text">
      <style:text-properties fo:color="#000000" style:font-name="Times New Roman" fo:font-size="12pt" fo:font-weight="normal" fo:text-transform="none"/>
    </style:style>
    <style:style style:name="T4" style:family="text">
      <style:text-properties fo:color="#000000" style:font-name="Times New Roman" fo:font-size="12pt" fo:language="pl" fo:country="PL" fo:font-weight="bold"/>
    </style:style>
    <style:style style:name="T5" style:family="text">
      <style:text-properties fo:font-weight="normal"/>
    </style:style>
    <style:style style:name="P5" style:family="paragraph" style:parent-style-name="Normal">
      <style:paragraph-properties fo:text-align="center" fo:text-indent="0.0000in" fo:line-height="100%" fo:margin-left="0.0000in" fo:margin-right="0.0000in" fo:margin-top="0.0000in" fo:margin-bottom="0.0000in" style:writing-mode="lr"/>
    </style:style>
    <style:style style:name="P6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name="P7" style:family="paragraph" style:parent-style-name="Normal">
      <style:paragraph-properties fo:text-align="left" fo:margin-left="0.0000in"/>
      <style:text-properties fo:color="#000000" style:font-name="Times New Roman" fo:font-size="12pt" fo:language="pl" fo:country="PL" fo:font-weight="bold"/>
    </style:style>
    <style:style style:name="P1" style:family="paragraph" style:parent-style-name="Normal">
      <style:paragraph-properties fo:text-align="center"/>
    </style:style>
    <style:style style:name="P2" style:family="paragraph" style:parent-style-name="Normal">
      <style:paragraph-properties fo:text-align="left"/>
    </style:style>
    <style:style style:name="P3" style:family="paragraph" style:parent-style-name="Normal">
      <style:paragraph-properties fo:text-align="justify"/>
    </style:style>
    <style:style style:name="P4" style:family="paragraph" style:parent-style-name="Normal">
      <style:paragraph-properties fo:text-align="left" fo:margin-left="0.0000in"/>
    </style:style>
    <style:style style:name="Sect1" style:family="section"/>
    <style:style style:name="graphic1" style:family="graphic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1.270000cm" fo:margin-bottom="1.270000cm" fo:margin-left="1.0000in" fo:margin-right="1.0000in"/>
    </style:page-layout>
    <style:page-layout style:name="Standard">
      <style:page-layout-properties fo:margin-top="1.270000cm" fo:margin-bottom="1.270000cm" fo:margin-left="1.0000in" fo:margin-right="1.0000in"/>
    </style:page-layout>
  </office:automatic-styles>
  <office:body>
    <office:text>
      <text:section text:style-name="Sect1" text:name="Section1">
        <text:p text:style-name="P1"><text:span text:style-name="T1">DOKUMENTACJA PROJEKTU - PODSTAWY PROGRAMOWANIA (PRI)</text:span></text:p>
        <text:p text:style-name="P1"/>
        <text:p text:style-name="P2"><text:span text:style-name="T1">1. Autor: </text:span><text:tab/><text:tab/>Maciej Suchecki</text:p>
        <text:p text:style-name="P2"/>
        <text:p text:style-name="P3"><text:span text:style-name="T1">2. Treść projektu</text:span>: <text:tab/><text:span text:style-name="T2">Projekt 2.14 - </text:span><text:span text:style-name="T3">Napisać program do obliczenia wyznacznika macierzy</text:span></text:p>
        <text:p text:style-name="P3"><text:span text:style-name="T3"><text:tab/><text:tab/><text:tab/>kwadratowej A (należy przyjąć rozmiar macierzy co najwyżej 4x4).</text:span></text:p>
        <text:p text:style-name="P3"/>
        <text:p text:style-name="P4"><text:span text:style-name="T4">3. Sposób rozwiązania i algorytm:</text:span></text:p>
        <text:p text:style-name="P5"><draw:frame text:anchor-type="as-char" draw:z-index="0" draw:style-name="graphic1" svg:width="4.67in" svg:height="8.79in"><draw:image xlink:href="Pictures/356c44cc-00ca-11e0-9240-9827c3e12fc8" xlink:type="simple" xlink:show="embed" xlink:actuate="onLoad"/></draw:frame></text:p>
        <text:p text:style-name="P5"><text:span text:style-name="T1">funkcja main()</text:span></text:p>
        <text:p text:style-name="P5"><draw:frame text:anchor-type="as-char" draw:z-index="0" draw:style-name="graphic1" svg:width="5.9535in" svg:height="10.1576in"><draw:image xlink:href="Pictures/568e3b6a-00ca-11e0-9240-9827c3e12fc8" xlink:type="simple" xlink:show="embed" xlink:actuate="onLoad"/></draw:frame></text:p>
        <text:p text:style-name="P5"/>
        <text:p text:style-name="P5"><text:span text:style-name="T4">funkcja ObliczWyznacznik()</text:span></text:p>
        <text:p text:style-name="P6"/>
        <text:p text:style-name="P6"/>
        <text:p text:style-name="P6"/>
        <text:p text:style-name="P5"><draw:frame text:anchor-type="as-char" draw:z-index="0" draw:style-name="graphic1" svg:width="5.9535in" svg:height="10.1576in"><draw:image xlink:href="Pictures/7b3cec36-00ca-11e0-9240-9827c3e12fc8" xlink:type="simple" xlink:show="embed" xlink:actuate="onLoad"/></draw:frame></text:p>
        <text:p text:style-name="P5"/>
        <text:p text:style-name="P5"><text:span text:style-name="T4">funkcja WczytajMacierz()</text:span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pan text:style-name="T4">4. Użyte zmienne i stałe:</text:span></text:p>
        <text:p text:style-name="P6"><text:span text:style-name="T4"><text:tab/>- globalne</text:span></text:p>
        <text:p text:style-name="P6"><text:span text:style-name="T4"><text:tab/><text:tab/></text:span><text:span text:style-name="T2">- **macierz - wyznacznik na tablicę zawierającą wprowadzoną macierz</text:span></text:p>
        <text:p text:style-name="P7"><text:span text:style-name="T4"><text:tab/><text:tab/></text:span><text:span text:style-name="T2">- wymiar - wymiar macierzy wprowadzonej przez użytkownika</text:span></text:p>
        <text:p text:style-name="P7"><text:span text:style-name="T2"><text:tab/></text:span><text:span text:style-name="T4">- funkcja main()</text:span></text:p>
        <text:p text:style-name="P7"><text:span text:style-name="T4"><text:tab/><text:tab/></text:span><text:span text:style-name="T2">- znak - zmienna przechowująca odpowiedź użytkownika</text:span></text:p>
        <text:p text:style-name="P7"><text:span text:style-name="T2"><text:tab/><text:tab/>- i - zmienna używana w pętli służącej do tworzenia tablicy dynamicznej</text:span></text:p>
        <text:p text:style-name="P7"><text:span text:style-name="T2"><text:tab/></text:span><text:span text:style-name="T4">- funkcja WczytajMacierz()</text:span></text:p>
        <text:p text:style-name="P7"><text:span text:style-name="T4"><text:tab/><text:tab/></text:span><text:span text:style-name="T2">- w, k - odpowiednio indeksy wierszy i kolumn tablicy macierz</text:span></text:p>
        <text:p text:style-name="P7"><text:span text:style-name="T2"><text:tab/><text:tab/>- znak - zmienna służąca do przechowywania aktualnie wczytanego znaku</text:span></text:p>
        <text:p text:style-name="P7"><text:span text:style-name="T2"><text:tab/><text:tab/>- spr - zmienna przechpowująca ilość kolumn w poprzednim wierszu</text:span></text:p>
        <text:p text:style-name="P7"><text:span text:style-name="T2"> </text:span><text:span text:style-name="T4"><text:tab/>funkcja ObliczWyznacznik()</text:span></text:p>
        <text:p text:style-name="P7"><text:span text:style-name="T4"><text:tab/><text:tab/></text:span><text:span text:style-name="T2">- a, b, c, d - indeksy kolumn i wierszy używane w pętlach</text:span></text:p>
        <text:p text:style-name="P7"><text:span text:style-name="T2"><text:tab/><text:tab/>- wynik - zmienna przechowująca wynik obliczeń</text:span></text:p>
        <text:p text:style-name="P7"><text:span text:style-name="T2"><text:tab/><text:tab/>- **tmp - wskaźnik na tablicę przekazaną do następnego wywołania funkcji</text:span></text:p>
        <text:p text:style-name="P7"/>
        <text:p text:style-name="P7"><text:span text:style-name="T4">5. Funkcje:</text:span></text:p>
        <text:p text:style-name="P6"><text:span text:style-name="T2"><text:tab/>- WczytajMacierz() - funkcja tworząca macierz na podstawie wpisanych liczb</text:span></text:p>
        <text:p text:style-name="P6"><text:span text:style-name="T2"><text:tab/>- ObliczWyznacznik() - funkcja licząca rekurencyjnie wyznacznik macierzy</text:span></text:p>
        <text:p text:style-name="P6"/>
        <text:p text:style-name="P4"><text:span text:style-name="T1">6. Testy:</text:span></text:p>
        <text:p text:style-name="P4"/>
        <text:p text:style-name="P4"><text:span text:style-name="T1"><text:tab/></text:span><text:span text:style-name="T5">Program wypisywał komunikat błędu, gdy:</text:span></text:p>
        <text:p text:style-name="P4"><text:span text:style-name="T5"><text:tab/><text:tab/>- wpisano nieoczekiwane znaki w dowolnym momencie</text:span></text:p>
        <text:p text:style-name="P4"><text:span text:style-name="T5"><text:tab/><text:tab/>- podano macierz inną niż kwadratowa</text:span></text:p>
        <text:p text:style-name="P4"><text:span text:style-name="T5"><text:tab/><text:tab/>- podano macierz większą, niż 4x4</text:span></text:p>
        <text:p text:style-name="P4"/>
        <text:p text:style-name="P4"><text:span text:style-name="T5"><text:tab/>Program poprawnie obliczył wyznaczniki macierzy:</text:span></text:p>
        <text:p text:style-name="P4"><text:span text:style-name="T5"><text:tab/><text:tab/>- {1}</text:span></text:p>
        <text:p text:style-name="P4"><text:span text:style-name="T5"><text:tab/><text:tab/>- {{1, 2}, {3, 4}}</text:span></text:p>
        <text:p text:style-name="P4"><text:span text:style-name="T5"><text:tab/><text:tab/>- {{1, 1}, {1, 1}}</text:span></text:p>
        <text:p text:style-name="P4"><text:span text:style-name="T5"><text:tab/><text:tab/>- {{1, 2, 3}, {4, 5, 6}, {7, 8, 9}}</text:span></text:p>
        <text:p text:style-name="P4"><text:span text:style-name="T5"><text:tab/><text:tab/>- {0}</text:span></text:p>
        <text:p text:style-name="P4"><text:span text:style-name="T5"><text:tab/><text:tab/>- {-1}</text:span></text:p>
        <text:p text:style-name="P4"><text:span text:style-name="T5"><text:tab/><text:tab/>- {{3, 7, 7, 9}, {7, 5, 8, 9}, {2, 9, 5, 6}, {1, 4, 2, 3}}</text:span></text:p>
        <text:p text:style-name="P4"><text:span text:style-name="T5"><text:tab/><text:tab/>-</text:span><text:span text:style-name="T2"> {{1, 1, 1}, {1, 1, 1}, {1, 1, 1}}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Graphics" style:family="graphic"/>
  </office:styles>
  <office:automatic-styles>
    <style:page-layout style:name="Standard">
      <style:page-layout-properties fo:page-width="8.267717in" fo:page-height="11.692913in" style:print-orientation="portrait" fo:margin-top="1.270000cm" fo:margin-bottom="1.270000cm" fo:margin-left="1.0000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</meta:generator>
  </office:meta>
</office:document-meta>
</file>